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5">
            <text:p>29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90">
            <text:p>2,290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84">
            <text:p>19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08">
            <text:p>1,708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18">
            <text:p>1418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96">
            <text:p>8096</text:p>
          </table:table-cell>
          <table:table-cell table:style-name="ce22" office:value-type="float" office:value="1218">
            <text:p>12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155">
            <text:p>15155</text:p>
          </table:table-cell>
          <table:table-cell table:style-name="ce22" office:value-type="float" office:value="1563">
            <text:p>15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445">
            <text:p>17445</text:p>
          </table:table-cell>
          <table:table-cell table:style-name="ce22" office:value-type="float" office:value="1922">
            <text:p>19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